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weight="normal" officeooo:rsid="00265421" officeooo:paragraph-rsid="00194ea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3180" officeooo:paragraph-rsid="001a318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3180" officeooo:paragraph-rsid="001a7ad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7ad2" officeooo:paragraph-rsid="001a318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7ad2" officeooo:paragraph-rsid="001a7ad2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weight="normal" officeooo:rsid="00265421" officeooo:paragraph-rsid="00194ea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3180" officeooo:paragraph-rsid="001a318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3180" officeooo:paragraph-rsid="001a7ad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7ad2" officeooo:paragraph-rsid="001a7ad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a7ad2" officeooo:paragraph-rsid="001a3180" style:font-size-asian="14pt" style:font-weight-asian="normal" style:font-size-complex="14pt" style:font-weight-complex="normal"/>
    </style:style>
    <style:style style:name="T1" style:family="text">
      <style:text-properties officeooo:rsid="001a7ad2"/>
    </style:style>
    <style:style style:name="T2" style:family="text">
      <style:text-properties officeooo:rsid="00206d33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2cm" svg:y="1.515cm" svg:width="6.35cm" svg:height="3.81cm" draw:z-index="0">
        <draw:text-box>
          <text:section text:style-name="Sect1" text:name="MasterLabel"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2" text:anchor-type="page" text:anchor-page-number="1" svg:x="7.324cm" svg:y="1.515cm" svg:width="6.35cm" svg:height="3.81cm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3" text:anchor-type="page" text:anchor-page-number="1" svg:x="13.928cm" svg:y="1.515cm" svg:width="6.35cm" svg:height="3.81cm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4" text:anchor-type="page" text:anchor-page-number="1" svg:x="0.72cm" svg:y="5.325cm" svg:width="6.35cm" svg:height="3.81cm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5" text:anchor-type="page" text:anchor-page-number="1" svg:x="7.324cm" svg:y="5.325cm" svg:width="6.35cm" svg:height="3.81cm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6" text:anchor-type="page" text:anchor-page-number="1" svg:x="13.928cm" svg:y="5.325cm" svg:width="6.35cm" svg:height="3.81cm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7" text:anchor-type="page" text:anchor-page-number="1" svg:x="0.72cm" svg:y="9.135cm" svg:width="6.35cm" svg:height="3.81cm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8" text:anchor-type="page" text:anchor-page-number="1" svg:x="7.324cm" svg:y="9.135cm" svg:width="6.35cm" svg:height="3.81cm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9" text:anchor-type="page" text:anchor-page-number="1" svg:x="13.928cm" svg:y="9.135cm" svg:width="6.35cm" svg:height="3.81cm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0" text:anchor-type="page" text:anchor-page-number="1" svg:x="0.72cm" svg:y="12.945cm" svg:width="6.35cm" svg:height="3.81cm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1" text:anchor-type="page" text:anchor-page-number="1" svg:x="7.324cm" svg:y="12.945cm" svg:width="6.35cm" svg:height="3.81cm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2" text:anchor-type="page" text:anchor-page-number="1" svg:x="13.928cm" svg:y="12.945cm" svg:width="6.35cm" svg:height="3.81cm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3" text:anchor-type="page" text:anchor-page-number="1" svg:x="0.72cm" svg:y="16.755cm" svg:width="6.35cm" svg:height="3.81cm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4" text:anchor-type="page" text:anchor-page-number="1" svg:x="7.324cm" svg:y="16.755cm" svg:width="6.35cm" svg:height="3.81cm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5" text:anchor-type="page" text:anchor-page-number="1" svg:x="13.928cm" svg:y="16.755cm" svg:width="6.35cm" svg:height="3.81cm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6" text:anchor-type="page" text:anchor-page-number="1" svg:x="0.72cm" svg:y="20.565cm" svg:width="6.35cm" svg:height="3.81cm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7" text:anchor-type="page" text:anchor-page-number="1" svg:x="7.324cm" svg:y="20.565cm" svg:width="6.35cm" svg:height="3.81cm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8" text:anchor-type="page" text:anchor-page-number="1" svg:x="13.928cm" svg:y="20.565cm" svg:width="6.35cm" svg:height="3.81cm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19" text:anchor-type="page" text:anchor-page-number="1" svg:x="0.72cm" svg:y="24.375cm" svg:width="6.35cm" svg:height="3.81cm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20" text:anchor-type="page" text:anchor-page-number="1" svg:x="7.324cm" svg:y="24.375cm" svg:width="6.35cm" svg:height="3.81cm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draw:frame draw:style-name="fr1" draw:name="Frame21" text:anchor-type="page" text:anchor-page-number="1" svg:x="13.928cm" svg:y="24.375cm" svg:width="6.35cm" svg:height="3.81cm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2">RepRap Ltd</text:p>
            <text:p text:style-name="P3"><text:span text:style-name="T1">Material: </text:span>PLA</text:p>
            <text:p text:style-name="P5">contact@reprapltd.com</text:p>
            <text:p text:style-name="P2"/>
            <text:p text:style-name="P5">Bag Sealed: <text:s text:c="4"/><text:span text:style-name="T2">May</text:span> 2020 </text:p>
            <text:p text:style-name="P4"/>
          </text:section>
        </draw:text-box>
      </draw:fram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6.35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1.515cm" fo:margin-bottom="0cm" fo:margin-left="0.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48:26.569566922</meta:creation-date>
    <dc:date>2020-05-01T16:43:23.510282203</dc:date>
    <meta:editing-duration>PT4H37M8S</meta:editing-duration>
    <meta:editing-cycles>11</meta:editing-cycles>
    <meta:generator>LibreOffice/5.1.6.2$Linux_X86_64 LibreOffice_project/10m0$Build-2</meta:generator>
    <meta:print-date>2020-04-06T10:49:50.846101959</meta:print-date>
    <meta:document-statistic meta:table-count="0" meta:image-count="0" meta:object-count="0" meta:page-count="1" meta:paragraph-count="84" meta:word-count="189" meta:character-count="1449" meta:non-whitespace-character-count="1239"/>
  </office:meta>
</office:document-meta>
</file>